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BValue.BLOBValue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BValue.BLOBValue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LOBValue.BLOBValue( InputStream in , boolean tem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BLOBValu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Value.BLOBValue( FileSystemResource fs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LOBValue.isSm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Value.discar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LOBValue.delete( boolean pruneEmptyParentDi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LOBValue.equals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LOBValue.getStrea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LOBValue.getLength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LOBValue.is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Valu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